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199cm" draw:marker-end-width="0.199cm" draw:fill-color="#ffffff" draw:fill-image-width="0cm" draw:fill-image-height="0cm" draw:textarea-horizontal-align="justify" draw:textarea-vertical-align="middle" draw:auto-grow-height="false" fo:padding-top="0.124cm" fo:padding-bottom="0.124cm" fo:padding-left="0.249cm" fo:padding-right="0.249cm"/>
    </style:style>
    <style:style style:name="gr2" style:family="graphic" style:parent-style-name="standard">
      <style:graphic-properties draw:stroke="none" draw:stroke-dash="Fine_20_Dotted" svg:stroke-width="0cm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Fine_20_Dotted" svg:stroke-width="0cm" draw:fill-color="#e6e6e6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Fine_20_Dotted" svg:stroke-width="0.025cm" draw:marker-start-width="0.237cm" draw:marker-end-width="0.237cm" draw:fill-color="#e6e6e6" draw:fill-image-width="0cm" draw:fill-image-height="0cm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otted" svg:stroke-width="0cm" draw:fill-color="#ffffff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Fine_20_Dotted" svg:stroke-width="0cm" svg:stroke-color="#000000" draw:fill="none" draw:fill-color="#ffffff" draw:fill-image-width="0cm" draw:fill-image-height="0cm" draw:textarea-horizontal-align="left" draw:auto-grow-height="true" draw:auto-grow-width="false" fo:min-height="0cm" fo:min-width="2.284cm"/>
    </style:style>
    <style:style style:name="gr7" style:family="graphic" style:parent-style-name="standard">
      <style:graphic-properties draw:stroke="solid" draw:stroke-dash="Fine_20_Dotted" svg:stroke-width="0cm" draw:fill-color="#ffffff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otted" svg:stroke-width="0.025cm" draw:marker-start="Arrow" draw:marker-start-width="0.237cm" draw:marker-end="Arrow" draw:marker-end-width="0.229cm" draw:fill-color="#ffffff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solid" draw:stroke-dash="Fine_20_Dotted" svg:stroke-width="0.025cm" draw:marker-start-width="0.237cm" draw:marker-end="Arrow" draw:marker-end-width="0.229cm" draw:fill-color="#ffffff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solid" draw:stroke-dash="Fine_20_Dotted" svg:stroke-width="0.025cm" draw:marker-start="Arrow" draw:marker-start-width="0.237cm" draw:marker-end="" draw:marker-end-width="0.337cm" draw:fill-color="#ffffff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795cm" svg:x="1cm" svg:y="0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39cm" svg:height="1.427cm" svg:x="15.676cm" svg:y="10.395cm">
          <draw:text-box>
            <text:p><text:span text:style-name="T1">SNMP Entity</text:span></text:p>
            <text:p><text:span text:style-name="T1"/></text:p>
          </draw:text-box>
        </draw:frame>
        <draw:custom-shape draw:style-name="gr3" draw:text-style-name="P1" draw:layer="layout" svg:width="17.145cm" svg:height="3.175cm" svg:x="2.27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145cm" svg:height="5.715cm" svg:x="2.27cm" svg:y="4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1.27cm" svg:x="2.506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84cm" svg:height="1.199cm" svg:x="2.797cm" svg:y="1.435cm">
          <draw:text-box>
            <text:p><text:span text:style-name="T2">Command</text:span></text:p>
            <text:p text:style-name="P1"><text:span text:style-name="T2">Generator</text:span></text:p>
          </draw:text-box>
        </draw:frame>
        <draw:custom-shape draw:style-name="gr5" draw:text-style-name="P1" draw:layer="layout" svg:width="3.175cm" svg:height="1.27cm" svg:x="16.105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84cm" svg:height="1.199cm" svg:x="16.396cm" svg:y="1.435cm">
          <draw:text-box>
            <text:p text:style-name="P1"><text:span text:style-name="T2">Proxy</text:span></text:p>
            <text:p text:style-name="P1"><text:span text:style-name="T2">Forwarder</text:span></text:p>
          </draw:text-box>
        </draw:frame>
        <draw:custom-shape draw:style-name="gr5" draw:text-style-name="P1" draw:layer="layout" svg:width="3.175cm" svg:height="1.27cm" svg:x="12.695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4cm" svg:height="1.199cm" svg:x="12.73cm" svg:y="1.435cm">
          <draw:text-box>
            <text:p text:style-name="P1"><text:span text:style-name="T2">Notification</text:span></text:p>
            <text:p text:style-name="P1"><text:span text:style-name="T2">Receiver</text:span></text:p>
          </draw:text-box>
        </draw:frame>
        <draw:custom-shape draw:style-name="gr5" draw:text-style-name="P1" draw:layer="layout" svg:width="3.175cm" svg:height="1.27cm" svg:x="9.285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105cm" svg:height="1.199cm" svg:x="9.255cm" svg:y="1.435cm">
          <draw:text-box>
            <text:p text:style-name="P1"><text:span text:style-name="T2"><text:s/></text:span><text:span text:style-name="T2">Notification</text:span></text:p>
            <text:p text:style-name="P1"><text:span text:style-name="T2">Originator</text:span></text:p>
          </draw:text-box>
        </draw:frame>
        <draw:custom-shape draw:style-name="gr5" draw:text-style-name="P1" draw:layer="layout" svg:width="3.175cm" svg:height="1.27cm" svg:x="5.88cm" svg:y="1.4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84cm" svg:height="1.199cm" svg:x="6.171cm" svg:y="1.435cm">
          <draw:text-box>
            <text:p><text:span text:style-name="T2">Command</text:span></text:p>
            <text:p text:style-name="P1"><text:span text:style-name="T2">Responder</text:span></text:p>
          </draw:text-box>
        </draw:frame>
        <draw:frame draw:style-name="gr2" draw:text-style-name="P5" draw:layer="layout" svg:width="5.019cm" svg:height="0.806cm" svg:x="7.935cm" svg:y="2.969cm">
          <draw:text-box>
            <text:p><text:span text:style-name="T3">SNMP Applications</text:span></text:p>
          </draw:text-box>
        </draw:frame>
        <draw:custom-shape draw:style-name="gr7" draw:text-style-name="P4" draw:layer="layout" svg:width="3.175cm" svg:height="1.505cm" svg:x="2.905cm" svg:y="8.285cm">
          <text:p text:style-name="P1"><text:span text:style-name="T2">Transport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2.905cm" svg:y="5.145cm">
          <text:p text:style-name="P1"><text:span text:style-name="T2">Dispat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7.315cm" svg:y="5.145cm">
          <text:p text:style-name="P1"><text:span text:style-name="T2">Message</text:span></text:p>
          <text:p text:style-name="P1"><text:span text:style-name="T2">Processing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11.76cm" svg:y="5.145cm">
          <text:p text:style-name="P1"><text:span text:style-name="T2">Security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175cm" svg:height="1.905cm" svg:x="15.705cm" svg:y="5.145cm">
          <text:p text:style-name="P1"><text:span text:style-name="T2">Access</text:span></text:p>
          <text:p text:style-name="P1"><text:span text:style-name="T2">Control </text:span></text:p>
          <text:p text:style-name="P1"><text:span text:style-name="T2">Subsystem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711cm" svg:height="0.806cm" svg:x="14.97cm" svg:y="9.455cm">
          <draw:text-box>
            <text:p><text:span text:style-name="T3">SNMP Engine</text:span></text:p>
          </draw:text-box>
        </draw:frame>
        <draw:line draw:style-name="gr8" draw:text-style-name="P1" draw:layer="layout" svg:x1="3.74cm" svg:y1="8.32cm" svg:x2="3.74cm" svg:y2="7.05cm">
          <text:p/>
        </draw:line>
        <draw:line draw:style-name="gr8" draw:text-style-name="P1" draw:layer="layout" svg:x1="4.74cm" svg:y1="8.32cm" svg:x2="4.74cm" svg:y2="7.05cm">
          <text:p/>
        </draw:line>
        <draw:line draw:style-name="gr9" draw:text-style-name="P1" draw:layer="layout" svg:x1="6.08cm" svg:y1="5.88cm" svg:x2="7.35cm" svg:y2="5.88cm">
          <text:p/>
        </draw:line>
        <draw:line draw:style-name="gr10" draw:text-style-name="P1" draw:layer="layout" svg:x1="6.08cm" svg:y1="6.515cm" svg:x2="7.35cm" svg:y2="6.515cm">
          <text:p/>
        </draw:line>
        <draw:line draw:style-name="gr9" draw:text-style-name="P1" draw:layer="layout" svg:x1="10.525cm" svg:y1="5.88cm" svg:x2="11.795cm" svg:y2="5.88cm">
          <text:p/>
        </draw:line>
        <draw:line draw:style-name="gr10" draw:text-style-name="P1" draw:layer="layout" svg:x1="10.525cm" svg:y1="6.515cm" svg:x2="11.795cm" svg:y2="6.515cm">
          <text:p/>
        </draw:line>
        <draw:line draw:style-name="gr9" draw:text-style-name="P1" draw:layer="layout" svg:x1="4.645cm" svg:y1="5.145cm" svg:x2="4.645cm" svg:y2="3.24cm">
          <text:p/>
        </draw:line>
        <draw:line draw:style-name="gr10" draw:text-style-name="P1" draw:layer="layout" svg:x1="3.675cm" svg:y1="5.145cm" svg:x2="3.675cm" svg:y2="3.24cm">
          <text:p/>
        </draw:line>
        <draw:line draw:style-name="gr9" draw:text-style-name="P1" draw:layer="layout" svg:x1="17.51cm" svg:y1="5.145cm" svg:x2="17.51cm" svg:y2="3.24cm">
          <text:p/>
        </draw:line>
        <draw:line draw:style-name="gr10" draw:text-style-name="P1" draw:layer="layout" svg:x1="16.54cm" svg:y1="5.145cm" svg:x2="16.54cm" svg:y2="3.24cm">
          <text:p/>
        </draw:line>
        <draw:line draw:style-name="gr9" draw:text-style-name="P1" draw:layer="layout" svg:x1="4.51cm" svg:y1="11.695cm" svg:x2="4.51cm" svg:y2="9.79cm">
          <text:p/>
        </draw:line>
        <draw:line draw:style-name="gr10" draw:text-style-name="P1" draw:layer="layout" svg:x1="3.54cm" svg:y1="11.695cm" svg:x2="3.54cm" svg:y2="9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arhei </meta:initial-creator>
    <meta:creation-date>2010-01-22T20:17:28</meta:creation-date>
    <meta:editing-cycles>27</meta:editing-cycles>
    <meta:editing-duration>PT04H35M05S</meta:editing-duration>
    <dc:date>2010-01-28T15:14:18</dc:date>
    <dc:creator>Siarhei Kuryla</dc:creator>
    <meta:generator>OpenOffice.org/3.1$Linux OpenOffice.org_project/310m19$Build-9420</meta:generator>
    <meta:document-statistic meta:object-count="33"/>
  </office:meta>
</office:document-meta>
</file>